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586cm" fo:margin-left="0.009cm" fo:margin-top="0cm" fo:margin-bottom="0cm" table:align="left" style:writing-mode="lr-tb"/>
    </style:style>
    <style:style style:name="Tabelle2.A" style:family="table-column">
      <style:table-column-properties style:column-width="3.138cm"/>
    </style:style>
    <style:style style:name="Tabelle2.B" style:family="table-column">
      <style:table-column-properties style:column-width="6.482cm"/>
    </style:style>
    <style:style style:name="Tabelle2.C" style:family="table-column">
      <style:table-column-properties style:column-width="3.627cm"/>
    </style:style>
    <style:style style:name="Tabelle2.D" style:family="table-column">
      <style:table-column-properties style:column-width="3.337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586cm" fo:margin-left="0.009cm" fo:margin-top="0cm" fo:margin-bottom="0cm" table:align="left" style:writing-mode="lr-tb"/>
    </style:style>
    <style:style style:name="Tabelle2.A" style:family="table-column">
      <style:table-column-properties style:column-width="3.138cm"/>
    </style:style>
    <style:style style:name="Tabelle2.B" style:family="table-column">
      <style:table-column-properties style:column-width="6.482cm"/>
    </style:style>
    <style:style style:name="Tabelle2.C" style:family="table-column">
      <style:table-column-properties style:column-width="3.627cm"/>
    </style:style>
    <style:style style:name="Tabelle2.D" style:family="table-column">
      <style:table-column-properties style:column-width="3.337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4" style:family="table">
      <style:table-properties style:width="5.262cm" fo:margin-left="0.009cm" fo:margin-top="0cm" fo:margin-bottom="0cm" table:align="left" style:writing-mode="lr-tb"/>
    </style:style>
    <style:style style:name="Tabelle4.A" style:family="table-column">
      <style:table-column-properties style:column-width="2.6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5" style:family="table">
      <style:table-properties style:width="5.262cm" fo:margin-left="0.009cm" fo:margin-top="0cm" fo:margin-bottom="0cm" table:align="left" style:writing-mode="lr-tb"/>
    </style:style>
    <style:style style:name="Tabelle5.A" style:family="table-column">
      <style:table-column-properties style:column-width="1.753cm"/>
    </style:style>
    <style:style style:name="Tabelle5.C" style:family="table-column">
      <style:table-column-properties style:column-width="1.755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6" style:family="table">
      <style:table-properties style:width="5.263cm" fo:margin-top="0cm" fo:margin-bottom="0cm" table:align="center" style:writing-mode="lr-tb"/>
    </style:style>
    <style:style style:name="Tabelle6.A" style:family="table-column">
      <style:table-column-properties style:column-width="1.753cm"/>
    </style:style>
    <style:style style:name="Tabelle6.B" style:family="table-column">
      <style:table-column-properties style:column-width="1.755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7" style:family="table">
      <style:table-properties style:width="16.983cm" fo:margin-left="0.009cm" fo:margin-top="0cm" fo:margin-bottom="0cm" table:align="left" style:writing-mode="lr-tb"/>
    </style:style>
    <style:style style:name="Tabelle7.A" style:family="table-column">
      <style:table-column-properties style:column-width="5.66cm"/>
    </style:style>
    <style:style style:name="Tabelle7.C" style:family="table-column">
      <style:table-column-properties style:column-width="5.662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7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" style:family="table">
      <style:table-properties style:width="5.262cm" fo:margin-left="0.009cm" fo:margin-top="0cm" fo:margin-bottom="0cm" table:align="left" style:writing-mode="lr-tb"/>
    </style:style>
    <style:style style:name="Tabelle4.A" style:family="table-column">
      <style:table-column-properties style:column-width="2.6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5" style:family="table">
      <style:table-properties style:width="5.262cm" fo:margin-left="0.009cm" fo:margin-top="0cm" fo:margin-bottom="0cm" table:align="left" style:writing-mode="lr-tb"/>
    </style:style>
    <style:style style:name="Tabelle5.A" style:family="table-column">
      <style:table-column-properties style:column-width="1.753cm"/>
    </style:style>
    <style:style style:name="Tabelle5.C" style:family="table-column">
      <style:table-column-properties style:column-width="1.755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6" style:family="table">
      <style:table-properties style:width="5.263cm" fo:margin-top="0cm" fo:margin-bottom="0cm" table:align="center" style:writing-mode="lr-tb"/>
    </style:style>
    <style:style style:name="Tabelle6.A" style:family="table-column">
      <style:table-column-properties style:column-width="1.753cm"/>
    </style:style>
    <style:style style:name="Tabelle6.B" style:family="table-column">
      <style:table-column-properties style:column-width="1.755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8.491cm"/>
    </style:style>
    <style:style style:name="Tabelle8.B" style:family="table-column">
      <style:table-column-properties style:column-width="8.49cm"/>
    </style:style>
    <style:style style:name="Tabelle8.1" style:family="table-row">
      <style:table-row-properties style:min-row-height="2.593cm" fo:keep-together="auto"/>
    </style:style>
    <style:style style:name="Tabelle8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9" style:family="table">
      <style:table-properties style:width="8.117cm" style:rel-width="100%" fo:margin-left="0.009cm" fo:margin-top="0cm" fo:margin-bottom="0cm" table:align="left" style:writing-mode="lr-tb"/>
    </style:style>
    <style:style style:name="Tabelle9.A" style:family="table-column">
      <style:table-column-properties style:column-width="2.702cm" style:rel-column-width="21823*"/>
    </style:style>
    <style:style style:name="Tabelle9.B" style:family="table-column">
      <style:table-column-properties style:column-width="2.706cm" style:rel-column-width="21842*"/>
    </style:style>
    <style:style style:name="Tabelle9.C" style:family="table-column">
      <style:table-column-properties style:column-width="2.709cm" style:rel-column-width="21870*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" style:family="table">
      <style:table-properties style:width="8.121cm" style:rel-width="100%" fo:margin-left="0.009cm" fo:margin-top="0cm" fo:margin-bottom="0cm" table:align="left" style:writing-mode="lr-tb"/>
    </style:style>
    <style:style style:name="Tabelle10.A" style:family="table-column">
      <style:table-column-properties style:column-width="2.704cm" style:rel-column-width="21823*"/>
    </style:style>
    <style:style style:name="Tabelle10.B" style:family="table-column">
      <style:table-column-properties style:column-width="2.708cm" style:rel-column-width="21856*"/>
    </style:style>
    <style:style style:name="Tabelle10.1" style:family="table-row">
      <style:table-row-properties fo:keep-together="auto"/>
    </style:style>
    <style:style style:name="Tabelle10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1" style:family="table">
      <style:table-properties style:width="17cm" style:rel-width="100%" fo:margin-left="0.009cm" fo:margin-top="0cm" fo:margin-bottom="0cm" table:align="left" style:writing-mode="lr-tb"/>
    </style:style>
    <style:style style:name="Tabelle11.A" style:family="table-column">
      <style:table-column-properties style:column-width="8.5cm" style:rel-column-width="32767*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11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11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9" style:family="table">
      <style:table-properties style:width="8.117cm" style:rel-width="100%" fo:margin-left="0.009cm" fo:margin-top="0cm" fo:margin-bottom="0cm" table:align="left" style:writing-mode="lr-tb"/>
    </style:style>
    <style:style style:name="Tabelle9.A" style:family="table-column">
      <style:table-column-properties style:column-width="2.702cm" style:rel-column-width="21823*"/>
    </style:style>
    <style:style style:name="Tabelle9.B" style:family="table-column">
      <style:table-column-properties style:column-width="2.706cm" style:rel-column-width="21842*"/>
    </style:style>
    <style:style style:name="Tabelle9.C" style:family="table-column">
      <style:table-column-properties style:column-width="2.709cm" style:rel-column-width="21870*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" style:family="table">
      <style:table-properties style:width="8.121cm" style:rel-width="100%" fo:margin-left="0.009cm" fo:margin-top="0cm" fo:margin-bottom="0cm" table:align="left" style:writing-mode="lr-tb"/>
    </style:style>
    <style:style style:name="Tabelle10.A" style:family="table-column">
      <style:table-column-properties style:column-width="2.704cm" style:rel-column-width="21823*"/>
    </style:style>
    <style:style style:name="Tabelle10.B" style:family="table-column">
      <style:table-column-properties style:column-width="2.708cm" style:rel-column-width="21856*"/>
    </style:style>
    <style:style style:name="Tabelle10.1" style:family="table-row">
      <style:table-row-properties fo:keep-together="auto"/>
    </style:style>
    <style:style style:name="Tabelle10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2" style:family="table">
      <style:table-properties style:width="16.586cm" fo:margin-left="0.009cm" fo:margin-top="0cm" fo:margin-bottom="0cm" table:align="left" style:writing-mode="lr-tb"/>
    </style:style>
    <style:style style:name="Tabelle12.A" style:family="table-column">
      <style:table-column-properties style:column-width="3.253cm"/>
    </style:style>
    <style:style style:name="Tabelle12.B" style:family="table-column">
      <style:table-column-properties style:column-width="3.023cm"/>
    </style:style>
    <style:style style:name="Tabelle12.C" style:family="table-column">
      <style:table-column-properties style:column-width="10.31cm"/>
    </style:style>
    <style:style style:name="Tabelle12.1" style:family="table-row">
      <style:table-row-properties fo:keep-together="auto"/>
    </style:style>
    <style:style style:name="Tabelle12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3" style:family="table">
      <style:table-properties style:width="16.586cm" fo:margin-left="0.009cm" fo:margin-top="0cm" fo:margin-bottom="0cm" table:align="left" style:writing-mode="lr-tb"/>
    </style:style>
    <style:style style:name="Tabelle13.A" style:family="table-column">
      <style:table-column-properties style:column-width="3.138cm"/>
    </style:style>
    <style:style style:name="Tabelle13.B" style:family="table-column">
      <style:table-column-properties style:column-width="6.486cm"/>
    </style:style>
    <style:style style:name="Tabelle13.C" style:family="table-column">
      <style:table-column-properties style:column-width="3.625cm"/>
    </style:style>
    <style:style style:name="Tabelle13.D" style:family="table-column">
      <style:table-column-properties style:column-width="3.336cm"/>
    </style:style>
    <style:style style:name="Tabelle13.1" style:family="table-row">
      <style:table-row-properties fo:keep-together="auto"/>
    </style:style>
    <style:style style:name="Tabelle13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4" style:family="table">
      <style:table-properties style:width="16.586cm" fo:margin-left="0.009cm" fo:margin-top="0cm" fo:margin-bottom="0cm" table:align="left" style:writing-mode="lr-tb"/>
    </style:style>
    <style:style style:name="Tabelle14.A" style:family="table-column">
      <style:table-column-properties style:column-width="3.138cm"/>
    </style:style>
    <style:style style:name="Tabelle14.B" style:family="table-column">
      <style:table-column-properties style:column-width="6.486cm"/>
    </style:style>
    <style:style style:name="Tabelle14.C" style:family="table-column">
      <style:table-column-properties style:column-width="3.625cm"/>
    </style:style>
    <style:style style:name="Tabelle14.D" style:family="table-column">
      <style:table-column-properties style:column-width="3.336cm"/>
    </style:style>
    <style:style style:name="Tabelle14.1" style:family="table-row">
      <style:table-row-properties fo:keep-together="auto"/>
    </style:style>
    <style:style style:name="Tabelle14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5" style:family="table">
      <style:table-properties style:width="16.983cm" fo:margin-left="0.009cm" fo:margin-top="0cm" fo:margin-bottom="0cm" table:align="left" style:writing-mode="lr-tb"/>
    </style:style>
    <style:style style:name="Tabelle15.A" style:family="table-column">
      <style:table-column-properties style:column-width="16.983cm"/>
    </style:style>
    <style:style style:name="Tabelle15.1" style:family="table-row">
      <style:table-row-properties style:min-row-height="13.093cm" fo:keep-together="auto"/>
    </style:style>
    <style:style style:name="Tabelle15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12" style:family="table">
      <style:table-properties style:width="16.586cm" fo:margin-left="0.009cm" fo:margin-top="0cm" fo:margin-bottom="0cm" table:align="left" style:writing-mode="lr-tb"/>
    </style:style>
    <style:style style:name="Tabelle12.A" style:family="table-column">
      <style:table-column-properties style:column-width="3.253cm"/>
    </style:style>
    <style:style style:name="Tabelle12.B" style:family="table-column">
      <style:table-column-properties style:column-width="3.023cm"/>
    </style:style>
    <style:style style:name="Tabelle12.C" style:family="table-column">
      <style:table-column-properties style:column-width="10.31cm"/>
    </style:style>
    <style:style style:name="Tabelle12.1" style:family="table-row">
      <style:table-row-properties fo:keep-together="auto"/>
    </style:style>
    <style:style style:name="Tabelle12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3" style:family="table">
      <style:table-properties style:width="16.586cm" fo:margin-left="0.009cm" fo:margin-top="0cm" fo:margin-bottom="0cm" table:align="left" style:writing-mode="lr-tb"/>
    </style:style>
    <style:style style:name="Tabelle13.A" style:family="table-column">
      <style:table-column-properties style:column-width="3.138cm"/>
    </style:style>
    <style:style style:name="Tabelle13.B" style:family="table-column">
      <style:table-column-properties style:column-width="6.486cm"/>
    </style:style>
    <style:style style:name="Tabelle13.C" style:family="table-column">
      <style:table-column-properties style:column-width="3.625cm"/>
    </style:style>
    <style:style style:name="Tabelle13.D" style:family="table-column">
      <style:table-column-properties style:column-width="3.336cm"/>
    </style:style>
    <style:style style:name="Tabelle13.1" style:family="table-row">
      <style:table-row-properties fo:keep-together="auto"/>
    </style:style>
    <style:style style:name="Tabelle13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4" style:family="table">
      <style:table-properties style:width="16.586cm" fo:margin-left="0.009cm" fo:margin-top="0cm" fo:margin-bottom="0cm" table:align="left" style:writing-mode="lr-tb"/>
    </style:style>
    <style:style style:name="Tabelle14.A" style:family="table-column">
      <style:table-column-properties style:column-width="3.138cm"/>
    </style:style>
    <style:style style:name="Tabelle14.B" style:family="table-column">
      <style:table-column-properties style:column-width="6.486cm"/>
    </style:style>
    <style:style style:name="Tabelle14.C" style:family="table-column">
      <style:table-column-properties style:column-width="3.625cm"/>
    </style:style>
    <style:style style:name="Tabelle14.D" style:family="table-column">
      <style:table-column-properties style:column-width="3.336cm"/>
    </style:style>
    <style:style style:name="Tabelle14.1" style:family="table-row">
      <style:table-row-properties fo:keep-together="auto"/>
    </style:style>
    <style:style style:name="Tabelle14.A1" style:family="table-cell">
      <style:table-cell-properties fo:background-color="#b4c6e7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6" style:family="table">
      <style:table-properties style:width="16.983cm" fo:margin-left="0.009cm" fo:margin-top="0cm" fo:margin-bottom="0cm" table:align="left" style:writing-mode="lr-tb"/>
    </style:style>
    <style:style style:name="Tabelle16.A" style:family="table-column">
      <style:table-column-properties style:column-width="16.983cm"/>
    </style:style>
    <style:style style:name="Tabelle16.1" style:family="table-row">
      <style:table-row-properties style:min-row-height="4.985cm" fo:keep-together="auto"/>
    </style:style>
    <style:style style:name="Tabelle16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7" style:family="table">
      <style:table-properties style:width="16.983cm" fo:margin-left="0.009cm" fo:margin-top="0cm" fo:margin-bottom="0cm" table:align="left" style:writing-mode="lr-tb"/>
    </style:style>
    <style:style style:name="Tabelle17.A" style:family="table-column">
      <style:table-column-properties style:column-width="16.983cm"/>
    </style:style>
    <style:style style:name="Tabelle17.1" style:family="table-row">
      <style:table-row-properties style:min-row-height="3.515cm" fo:keep-together="auto"/>
    </style:style>
    <style:style style:name="Tabelle17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8" style:family="table">
      <style:table-properties style:width="16.983cm" fo:margin-left="0.009cm" fo:margin-top="0cm" fo:margin-bottom="0cm" table:align="left" style:writing-mode="lr-tb"/>
    </style:style>
    <style:style style:name="Tabelle18.A" style:family="table-column">
      <style:table-column-properties style:column-width="16.983cm"/>
    </style:style>
    <style:style style:name="Tabelle18.1" style:family="table-row">
      <style:table-row-properties fo:keep-together="auto"/>
    </style:style>
    <style:style style:name="Tabelle18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19" style:family="table">
      <style:table-properties style:width="16.983cm" fo:margin-left="0.009cm" fo:margin-top="0cm" fo:margin-bottom="0cm" table:align="left" style:writing-mode="lr-tb"/>
    </style:style>
    <style:style style:name="Tabelle19.A" style:family="table-column">
      <style:table-column-properties style:column-width="16.983cm"/>
    </style:style>
    <style:style style:name="Tabelle19.1" style:family="table-row">
      <style:table-row-properties style:min-row-height="4.138cm" fo:keep-together="auto"/>
    </style:style>
    <style:style style:name="Tabelle19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" style:family="table">
      <style:table-properties style:width="17cm" style:rel-width="100%" fo:margin-left="0.009cm" fo:margin-top="0cm" fo:margin-bottom="0cm" table:align="left" style:writing-mode="lr-tb"/>
    </style:style>
    <style:style style:name="Tabelle21.A" style:family="table-column">
      <style:table-column-properties style:column-width="4.537cm" style:rel-column-width="17491*"/>
    </style:style>
    <style:style style:name="Tabelle21.B" style:family="table-column">
      <style:table-column-properties style:column-width="5.724cm" style:rel-column-width="22065*"/>
    </style:style>
    <style:style style:name="Tabelle21.C" style:family="table-column">
      <style:table-column-properties style:column-width="6.74cm" style:rel-column-width="25979*"/>
    </style:style>
    <style:style style:name="Tabelle21.1" style:family="table-row">
      <style:table-row-properties style:min-row-height="0.6cm" fo:keep-together="auto"/>
    </style:style>
    <style:style style:name="Tabelle21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1.2" style:family="table-row">
      <style:table-row-properties style:min-row-height="0.499cm" fo:keep-together="auto"/>
    </style:style>
    <style:style style:name="Tabelle21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7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7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7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8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8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8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9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9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9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10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10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10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A1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B1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1.C11" style:family="table-cell">
      <style:table-cell-properties fo:padding-left="0.191cm" fo:padding-right="0.191cm" fo:padding-top="0.15cm" fo:padding-bottom="0.15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3" style:family="paragraph" style:parent-style-name="Standard">
      <style:paragraph-properties fo:margin-top="0.423cm" fo:margin-bottom="0.212cm" style:contextual-spacing="false" fo:line-height="100%"/>
    </style:style>
    <style:style style:name="P4" style:family="paragraph" style:parent-style-name="Standard">
      <style:paragraph-properties fo:margin-top="0.423cm" fo:margin-bottom="0.141cm" style:contextual-spacing="false" fo:line-height="100%"/>
    </style:style>
    <style:style style:name="P5" style:family="paragraph" style:parent-style-name="Standard">
      <style:paragraph-properties fo:margin-top="0.423cm" fo:margin-bottom="0.141cm" style:contextual-spacing="false" fo:line-height="100%"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.635cm" fo:margin-bottom="0.212cm" style:contextual-spacing="false" fo:line-height="100%"/>
    </style:style>
    <style:style style:name="P8" style:family="paragraph" style:parent-style-name="Standard">
      <style:paragraph-properties fo:margin-top="0.212cm" fo:margin-bottom="0.212cm" style:contextual-spacing="false" fo:line-height="100%"/>
    </style:style>
    <style:style style:name="P9" style:family="paragraph" style:parent-style-name="Standard">
      <style:paragraph-properties fo:margin-top="0cm" fo:margin-bottom="0.141cm" style:contextual-spacing="false" fo:line-height="100%"/>
    </style:style>
    <style:style style:name="P10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letter-kerning="false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letter-kerning="false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officeooo:rsid="0011470c" officeooo:paragraph-rsid="0011470c" style:letter-kerning="false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officeooo:rsid="0011470c" officeooo:paragraph-rsid="0012dd0e" style:letter-kerning="false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officeooo:rsid="0011470c" officeooo:paragraph-rsid="0011470c" style:letter-kerning="false" style:language-complex="ar" style:country-complex="SA"/>
    </style:style>
    <style:style style:name="P15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style:letter-kerning="false" style:language-complex="ar" style:country-complex="SA"/>
    </style:style>
    <style:style style:name="P19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4" style:family="paragraph" style:parent-style-name="Standard">
      <style:paragraph-properties fo:margin-top="0cm" fo:margin-bottom="0.212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5" style:family="paragraph" style:parent-style-name="Standard">
      <style:paragraph-properties fo:margin-top="0.212cm" fo:margin-bottom="0.212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11470c" officeooo:paragraph-rsid="0011470c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11470c" officeooo:paragraph-rsid="0011470c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.141cm" style:contextual-spacing="false" fo:line-height="100%" fo:text-align="start" style:justify-single-word="false" fo:orphans="2" fo:widows="2"/>
      <style:text-properties style:font-name="Calibri" fo:font-size="11pt" fo:language="de" fo:country="DE" officeooo:rsid="0011470c" officeooo:paragraph-rsid="0011470c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32" style:family="paragraph" style:parent-style-name="Standard">
      <style:paragraph-properties fo:orphans="0" fo:widows="0"/>
      <style:text-properties fo:language="de" fo:country="DE" style:font-name-asian="Times New Roman1" style:language-asian="de" style:country-asian="DE" style:font-name-complex="Calibri1" style:font-weight-complex="bold"/>
    </style:style>
    <style:style style:name="P33" style:family="paragraph" style:parent-style-name="Standard">
      <style:paragraph-properties fo:margin-top="0cm" fo:margin-bottom="0.141cm" style:contextual-spacing="false" fo:line-height="100%"/>
      <style:text-properties fo:font-size="12pt" fo:language="de" fo:country="DE" fo:font-weight="bold" style:font-name-asian="Times New Roman1" style:font-size-asian="12pt" style:language-asian="de" style:country-asian="DE" style:font-weight-asian="bold" style:font-name-complex="Calibri1" style:font-size-complex="12pt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3" style:family="text">
      <style:text-properties fo:language="de" fo:country="DE" style:font-name-asian="Times New Roman1" style:language-asian="de" style:country-asian="DE" style:font-name-complex="Calibri1"/>
    </style:style>
    <style:style style:name="T4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5" style:family="text">
      <style:text-properties fo:language="de" fo:country="DE" fo:font-weight="bold" style:font-name-asian="Times New Roman1" style:language-asian="de" style:country-asian="DE" style:font-weight-asian="bold" style:font-name-complex="Calibri1" style:font-weight-complex="bold"/>
    </style:style>
    <style:style style:name="T6" style:family="text">
      <style:text-properties fo:language="de" fo:country="DE" style:font-name-asian="Calibri1" style:font-name-complex="Calibri1"/>
    </style:style>
    <style:style style:name="T7" style:family="text">
      <style:text-properties fo:font-size="14pt" fo:language="de" fo:country="DE" fo:font-weight="bold" style:font-name-asian="Times New Roman1" style:font-size-asian="14pt" style:language-asian="de" style:country-asian="DE" style:font-weight-asian="bold" style:font-name-complex="Calibri1" style:font-size-complex="14pt"/>
    </style:style>
    <style:style style:name="T8" style:family="text">
      <style:text-properties style:letter-kerning="false" style:language-complex="ar" style:country-complex="SA"/>
    </style:style>
    <style:style style:name="T9" style:family="text">
      <style:text-properties officeooo:rsid="0011470c" style:letter-kerning="false" style:language-complex="ar" style:country-complex="SA"/>
    </style:style>
    <style:style style:name="T10" style:family="text"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T11" style:family="text"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12" style:family="text"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T13" style:family="text">
      <style:text-properties style:font-name="Cambria Math" fo:font-size="11pt" fo:font-weight="bold" style:letter-kerning="false" style:font-name-asian="Calibri1" style:font-size-asian="11pt" style:language-asian="en" style:country-asian="US" style:font-weight-asian="bold" style:font-name-complex="Cambria Math1" style:font-size-complex="11pt" style:language-complex="ar" style:country-complex="SA" style:font-weight-complex="bold"/>
    </style:style>
    <style:style style:name="T14" style:family="text">
      <style:text-properties style:font-name="Cambria Math" fo:font-size="11pt" style:letter-kerning="false" style:font-name-asian="Calibri1" style:font-size-asian="11pt" style:language-asian="en" style:country-asian="US" style:font-name-complex="Cambria Math1" style:font-size-complex="11pt" style:language-complex="ar" style:country-complex="SA"/>
    </style:style>
    <style:style style:name="T15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 style:font-weight-complex="bold"/>
    </style:style>
    <style:style style:name="T16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  <style:style style:name="T17" style:family="text">
      <style:text-properties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  <style:style style:name="T18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9" style:family="text">
      <style:text-properties style:text-position="super 58%" fo:language="de" fo:country="DE" style:font-name-asian="Times New Roman1" style:language-asian="de" style:country-asian="DE" style:font-name-complex="Calibri1"/>
    </style:style>
    <style:style style:name="T20" style:family="text">
      <style:text-properties style:text-position="super 58%" fo:language="de" fo:country="DE" style:font-name-asian="Times New Roman1" style:language-asian="de" style:country-asian="DE" style:font-name-complex="Calibri1" style:font-weight-complex="bold"/>
    </style:style>
    <style:style style:name="T21" style:family="text">
      <style:text-properties fo:font-size="12pt" fo:language="de" fo:country="DE" fo:font-weight="bold" style:font-name-asian="Times New Roman1" style:font-size-asian="12pt" style:language-asian="de" style:country-asian="DE" style:font-weight-asian="bold" style:font-name-complex="Calibri1" style:font-size-complex="12pt"/>
    </style:style>
    <style:style style:name="T22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23" style:family="text">
      <style:text-properties fo:font-size="8pt" fo:language="de" fo:country="DE" style:font-name-asian="Times New Roman1" style:font-size-asian="8pt" style:language-asian="de" style:country-asian="DE" style:font-name-complex="Calibri1" style:font-size-complex="8pt" style:font-weight-complex="bold"/>
    </style:style>
    <style:style style:name="T24" style:family="text">
      <style:text-properties officeooo:rsid="0012dd0e"/>
    </style:style>
    <style:style style:name="T25" style:family="text">
      <style:text-properties style:font-name="Courier New" fo:font-size="10pt" fo:language="de" fo:country="DE" officeooo:rsid="0011470c" style:letter-kerning="false" style:font-name-asian="Times New Roman1" style:font-size-asian="10pt" style:language-asian="de" style:country-asian="DE" style:font-name-complex="Calibri1" style:font-size-complex="10pt" style:language-complex="ar" style:country-complex="SA" style:font-weight-complex="bold"/>
    </style:style>
    <style:style style:name="T26" style:family="text">
      <style:text-properties style:font-name="Courier New" fo:font-size="10pt" fo:language="de" fo:country="DE" style:letter-kerning="false" style:font-name-asian="Times New Roman1" style:font-size-asian="10pt" style:language-asian="de" style:country-asian="DE" style:font-name-complex="Courier New1" style:font-size-complex="10pt" style:language-complex="ar" style:country-complex="S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asistypen in Haskell 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9" loext:marker-style-name="T2"><text:span text:style-name="T2">Ein Typ ist eine Sammlung von zusammengehörigen Werten, für die bestimmte Operationen bzw. Funktionen definiert sind.</text:span><text:span text:style-name="T2"/></text:p>
            <text:p text:style-name="P19" loext:marker-style-name="T2"><text:span text:style-name="T2">In Haskell gibt es eine Reihe von Basistypen: Bool, Int, Integer, Float, Double, Char.</text:span><text:span text:style-name="T2"/></text:p>
            <text:p text:style-name="P20" loext:marker-style-name="T2"><text:span text:style-name="T2">Über die Notation v :: T lässt sich ausdrücken, dass ein Wert v zum Datentyp T gehört, z.B. True :: Bool</text:span><text:span text:style-name="T2"/></text:p>
          </table:table-cell>
        </table:table-row>
      </table:table>
      <text:p text:style-name="P3" loext:marker-style-name="T7"><text:span text:style-name="T7">I Wahrheitswerte</text:span><text:span text:style-name="T7"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4" loext:marker-style-name="T2"><text:span text:style-name="T2">Der Typ Bool besteht aus den beiden Werten </text:span><text:span text:style-name="T4">True</text:span><text:span text:style-name="T2"> und </text:span><text:span text:style-name="T4">False</text:span><text:span text:style-name="T2">. </text:span></text:p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 table:style-name="Tabelle2.1">
                <table:table-cell table:style-name="Tabelle2.A1" office:value-type="string">
                  <text:p text:style-name="P23" loext:marker-style-name="T4"><text:span text:style-name="T4">Operator</text:span><text:span text:style-name="T4"/></text:p>
                </table:table-cell>
                <table:table-cell table:style-name="Tabelle2.A1" office:value-type="string">
                  <text:p text:style-name="P23" loext:marker-style-name="T4"><text:span text:style-name="T4">Bedeutung</text:span><text:span text:style-name="T4"/></text:p>
                </table:table-cell>
                <table:table-cell table:style-name="Tabelle2.A1" office:value-type="string">
                  <text:p text:style-name="P23" loext:marker-style-name="T4"><text:span text:style-name="T4">Ausdruck</text:span><text:span text:style-name="T4"/></text:p>
                </table:table-cell>
                <table:table-cell table:style-name="Tabelle2.A1" office:value-type="string">
                  <text:p text:style-name="P23" loext:marker-style-name="T4"><text:span text:style-name="T4">Ergebnis</text:span><text:span text:style-name="T4"/></text:p>
                </table:table-cell>
              </table:table-row>
              <table:table-row table:style-name="Tabelle2.1">
                <table:table-cell table:style-name="Tabelle2.A1" office:value-type="string">
                  <text:p text:style-name="P20" loext:marker-style-name="T3"><text:span text:style-name="T3">not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Negation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not True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False</text:span><text:span text:style-name="T3"/></text:p>
                </table:table-cell>
              </table:table-row>
              <table:table-row table:style-name="Tabelle2.1">
                <table:table-cell table:style-name="Tabelle2.A1" office:value-type="string">
                  <text:p text:style-name="P20" loext:marker-style-name="T3"><text:span text:style-name="T3">&amp;&amp;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Konjunktion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True &amp;&amp; False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False</text:span><text:span text:style-name="T3"/></text:p>
                </table:table-cell>
              </table:table-row>
              <table:table-row table:style-name="Tabelle2.1">
                <table:table-cell table:style-name="Tabelle2.A1" office:value-type="string">
                  <text:p text:style-name="P20" loext:marker-style-name="T3"><text:span text:style-name="T3">||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Disjunktion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True || False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True</text:span><text:span text:style-name="T3"/></text:p>
                </table:table-cell>
              </table:table-row>
              <table:table-row table:style-name="Tabelle2.1">
                <table:table-cell table:style-name="Tabelle2.A1" office:value-type="string">
                  <text:p text:style-name="P20" loext:marker-style-name="T3"><text:span text:style-name="T3">==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Gleichheit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True == True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True</text:span><text:span text:style-name="T3"/></text:p>
                </table:table-cell>
              </table:table-row>
              <table:table-row table:style-name="Tabelle2.1">
                <table:table-cell table:style-name="Tabelle2.A1" office:value-type="string">
                  <text:p text:style-name="P20" loext:marker-style-name="T3"><text:span text:style-name="T3">/=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Ungleichheit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False /= True</text:span><text:span text:style-name="T3"/></text:p>
                </table:table-cell>
                <table:table-cell table:style-name="Tabelle2.A1" office:value-type="string">
                  <text:p text:style-name="P20" loext:marker-style-name="T3"><text:span text:style-name="T3">True</text:span><text:span text:style-name="T3"/></text:p>
                </table:table-cell>
              </table:table-row>
            </table:table>
            <text:p text:style-name="P27" loext:marker-style-name="T2"/>
          </table:table-cell>
        </table:table-row>
      </table:table>
      <text:p text:style-name="P4" loext:marker-style-name="T4"><text:span text:style-name="T4">Aufgabe 1: </text:span><text:span text:style-name="T2">Geben Sie für die Negation, Konjunktion und Disjunktion jeweils eine Wahrheitstabelle an.</text:span></text:p>
      <table:table table:name="Tabelle7" table:style-name="Tabelle7">
        <table:table-column table:style-name="Tabelle7.A" table:number-columns-repeated="2"/>
        <table:table-column table:style-name="Tabelle7.C"/>
        <table:table-row table:style-name="Tabelle7.1">
          <table:table-cell table:style-name="Tabelle7.A1" office:value-type="string">
            <text:p text:style-name="P21" loext:marker-style-name="T4"><text:span text:style-name="T4">Negation</text:span><text:span text:style-name="T4"/></text:p>
          </table:table-cell>
          <table:table-cell table:style-name="Tabelle7.A1" office:value-type="string">
            <text:p text:style-name="P21" loext:marker-style-name="T4"><text:span text:style-name="T4">Konjunktion</text:span><text:span text:style-name="T4"/></text:p>
          </table:table-cell>
          <table:table-cell table:style-name="Tabelle7.A1" office:value-type="string">
            <text:p text:style-name="P21" loext:marker-style-name="T4"><text:span text:style-name="T4">Disjunktion</text:span><text:span text:style-name="T4"/></text:p>
          </table:table-cell>
        </table:table-row>
        <table:table-row table:style-name="Tabelle7.1">
          <table:table-cell table:style-name="Tabelle7.A2" office:value-type="string">
            <table:table table:name="Tabelle4" table:style-name="Tabelle4">
              <table:table-column table:style-name="Tabelle4.A" table:number-columns-repeated="2"/>
              <table:table-row table:style-name="Tabelle4.1">
                <table:table-cell table:style-name="Tabelle4.A1" office:value-type="string">
                  <text:p text:style-name="P21" loext:marker-style-name="T2"><text:span text:style-name="T2">a</text:span><text:span text:style-name="T2"/></text:p>
                </table:table-cell>
                <table:table-cell table:style-name="Tabelle4.A1" office:value-type="string">
                  <text:p text:style-name="P2" loext:marker-style-name="T2"><text:span text:style-name="hgkelc"><text:span text:style-name="T11">¬ </text:span></text:span><text:span text:style-name="hgkelc"><text:span text:style-name="T10">a</text:span></text:span></text:p>
                </table:table-cell>
              </table:table-row>
              <table:table-row table:style-name="Tabelle4.1">
                <table:table-cell table:style-name="Tabelle4.A1" office:value-type="string">
                  <text:p text:style-name="P29" loext:marker-style-name="T2">True</text:p>
                </table:table-cell>
                <table:table-cell table:style-name="Tabelle4.A1" office:value-type="string">
                  <text:p text:style-name="P29" loext:marker-style-name="T2">False</text:p>
                </table:table-cell>
              </table:table-row>
              <table:table-row table:style-name="Tabelle4.1">
                <table:table-cell table:style-name="Tabelle4.A1" office:value-type="string">
                  <text:p text:style-name="P29" loext:marker-style-name="T2">False</text:p>
                </table:table-cell>
                <table:table-cell table:style-name="Tabelle4.A1" office:value-type="string">
                  <text:p text:style-name="P29" loext:marker-style-name="T2">True</text:p>
                </table:table-cell>
              </table:table-row>
            </table:table>
            <text:p text:style-name="P32" loext:marker-style-name="T2"/>
          </table:table-cell>
          <table:table-cell table:style-name="Tabelle7.B2" office:value-type="string">
            <table:table table:name="Tabelle5" table:style-name="Tabelle5">
              <table:table-column table:style-name="Tabelle5.A" table:number-columns-repeated="2"/>
              <table:table-column table:style-name="Tabelle5.C"/>
              <table:table-row table:style-name="Tabelle5.1">
                <table:table-cell table:style-name="Tabelle5.A1" office:value-type="string">
                  <text:p text:style-name="P21" loext:marker-style-name="T2"><text:span text:style-name="T2">a</text:span><text:span text:style-name="T2"/></text:p>
                </table:table-cell>
                <table:table-cell table:style-name="Tabelle5.A1" office:value-type="string">
                  <text:p text:style-name="P21" loext:marker-style-name="T2"><text:span text:style-name="T2">b</text:span><text:span text:style-name="T2"/></text:p>
                </table:table-cell>
                <table:table-cell table:style-name="Tabelle5.A1" office:value-type="string">
                  <text:p text:style-name="P2" loext:marker-style-name="T2"><text:span text:style-name="T12">a </text:span><text:span text:style-name="hgkelc"><text:span text:style-name="T13">∧</text:span></text:span><text:span text:style-name="T12"> b</text:span></text:p>
                </table:table-cell>
              </table:table-row>
              <table:table-row table:style-name="Tabelle5.1">
                <table:table-cell table:style-name="Tabelle5.A1" office:value-type="string">
                  <text:p text:style-name="P29" loext:marker-style-name="T2">True</text:p>
                </table:table-cell>
                <table:table-cell table:style-name="Tabelle5.A1" office:value-type="string">
                  <text:p text:style-name="P29" loext:marker-style-name="T2">True</text:p>
                </table:table-cell>
                <table:table-cell table:style-name="Tabelle5.A1" office:value-type="string">
                  <text:p text:style-name="P29" loext:marker-style-name="T2">True</text:p>
                </table:table-cell>
              </table:table-row>
              <table:table-row table:style-name="Tabelle5.1">
                <table:table-cell table:style-name="Tabelle5.A1" office:value-type="string">
                  <text:p text:style-name="P29" loext:marker-style-name="T2">True</text:p>
                </table:table-cell>
                <table:table-cell table:style-name="Tabelle5.A1" office:value-type="string">
                  <text:p text:style-name="P29" loext:marker-style-name="T2">False</text:p>
                </table:table-cell>
                <table:table-cell table:style-name="Tabelle5.A1" office:value-type="string">
                  <text:p text:style-name="P29" loext:marker-style-name="T2">False</text:p>
                </table:table-cell>
              </table:table-row>
              <table:table-row table:style-name="Tabelle5.1">
                <table:table-cell table:style-name="Tabelle5.A1" office:value-type="string">
                  <text:p text:style-name="P29" loext:marker-style-name="T2">False</text:p>
                </table:table-cell>
                <table:table-cell table:style-name="Tabelle5.A1" office:value-type="string">
                  <text:p text:style-name="P29" loext:marker-style-name="T2">True</text:p>
                </table:table-cell>
                <table:table-cell table:style-name="Tabelle5.A1" office:value-type="string">
                  <text:p text:style-name="P29" loext:marker-style-name="T2">False</text:p>
                </table:table-cell>
              </table:table-row>
              <table:table-row table:style-name="Tabelle5.1">
                <table:table-cell table:style-name="Tabelle5.A1" office:value-type="string">
                  <text:p text:style-name="P29" loext:marker-style-name="T2">False</text:p>
                </table:table-cell>
                <table:table-cell table:style-name="Tabelle5.A1" office:value-type="string">
                  <text:p text:style-name="P29" loext:marker-style-name="T2">False</text:p>
                </table:table-cell>
                <table:table-cell table:style-name="Tabelle5.A1" office:value-type="string">
                  <text:p text:style-name="P29" loext:marker-style-name="T2">False</text:p>
                </table:table-cell>
              </table:table-row>
            </table:table>
            <text:p text:style-name="P32" loext:marker-style-name="T2"/>
          </table:table-cell>
          <table:table-cell table:style-name="Tabelle7.C2" office:value-type="string">
            <table:table table:name="Tabelle6" table:style-name="Tabelle6">
              <table:table-column table:style-name="Tabelle6.A"/>
              <table:table-column table:style-name="Tabelle6.B" table:number-columns-repeated="2"/>
              <table:table-row table:style-name="Tabelle6.1">
                <table:table-cell table:style-name="Tabelle6.A1" office:value-type="string">
                  <text:p text:style-name="P21" loext:marker-style-name="T2"><text:span text:style-name="T2">a</text:span><text:span text:style-name="T2"/></text:p>
                </table:table-cell>
                <table:table-cell table:style-name="Tabelle6.A1" office:value-type="string">
                  <text:p text:style-name="P21" loext:marker-style-name="T2"><text:span text:style-name="T2">b</text:span><text:span text:style-name="T2"/></text:p>
                </table:table-cell>
                <table:table-cell table:style-name="Tabelle6.A1" office:value-type="string">
                  <text:p text:style-name="P2" loext:marker-style-name="T2"><text:span text:style-name="T12">a </text:span><text:span text:style-name="hgkelc"><text:span text:style-name="T13">∨</text:span></text:span><text:span text:style-name="T12"> b</text:span></text:p>
                </table:table-cell>
              </table:table-row>
              <table:table-row table:style-name="Tabelle6.1">
                <table:table-cell table:style-name="Tabelle6.A1" office:value-type="string">
                  <text:p text:style-name="P29" loext:marker-style-name="T2">True</text:p>
                </table:table-cell>
                <table:table-cell table:style-name="Tabelle6.A1" office:value-type="string">
                  <text:p text:style-name="P29" loext:marker-style-name="T2">True</text:p>
                </table:table-cell>
                <table:table-cell table:style-name="Tabelle6.A1" office:value-type="string">
                  <text:p text:style-name="P29" loext:marker-style-name="T2">True</text:p>
                </table:table-cell>
              </table:table-row>
              <table:table-row table:style-name="Tabelle6.1">
                <table:table-cell table:style-name="Tabelle6.A1" office:value-type="string">
                  <text:p text:style-name="P29" loext:marker-style-name="T2">True</text:p>
                </table:table-cell>
                <table:table-cell table:style-name="Tabelle6.A1" office:value-type="string">
                  <text:p text:style-name="P29" loext:marker-style-name="T2">False</text:p>
                </table:table-cell>
                <table:table-cell table:style-name="Tabelle6.A1" office:value-type="string">
                  <text:p text:style-name="P29" loext:marker-style-name="T2">True</text:p>
                </table:table-cell>
              </table:table-row>
              <table:table-row table:style-name="Tabelle6.1">
                <table:table-cell table:style-name="Tabelle6.A1" office:value-type="string">
                  <text:p text:style-name="P29" loext:marker-style-name="T2">False</text:p>
                </table:table-cell>
                <table:table-cell table:style-name="Tabelle6.A1" office:value-type="string">
                  <text:p text:style-name="P29" loext:marker-style-name="T2">True</text:p>
                </table:table-cell>
                <table:table-cell table:style-name="Tabelle6.A1" office:value-type="string">
                  <text:p text:style-name="P29" loext:marker-style-name="T2">True</text:p>
                </table:table-cell>
              </table:table-row>
              <table:table-row table:style-name="Tabelle6.1">
                <table:table-cell table:style-name="Tabelle6.A1" office:value-type="string">
                  <text:p text:style-name="P29" loext:marker-style-name="T2">False</text:p>
                </table:table-cell>
                <table:table-cell table:style-name="Tabelle6.A1" office:value-type="string">
                  <text:p text:style-name="P29" loext:marker-style-name="T2">False</text:p>
                </table:table-cell>
                <table:table-cell table:style-name="Tabelle6.A1" office:value-type="string">
                  <text:p text:style-name="P29" loext:marker-style-name="T2">False</text:p>
                </table:table-cell>
              </table:table-row>
            </table:table>
            <text:p text:style-name="P32" loext:marker-style-name="T2"/>
          </table:table-cell>
        </table:table-row>
      </table:table>
      <text:p text:style-name="P5" loext:marker-style-name="T2"><text:span text:style-name="T4">Aufgabe 2: </text:span><text:span text:style-name="T2">Definieren Sie analog zu dem Beispiel die Funktionen myAnd und myOr auf zwei unterschiedliche Arten.</text:span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0" loext:marker-style-name="T17"><text:span text:style-name="T15">myNot a = not a</text:span></text:p>
            <text:p text:style-name="P10" loext:marker-style-name="T17"/>
            <text:p text:style-name="P10" loext:marker-style-name="T17"/>
            <text:p text:style-name="P12" loext:marker-style-name="T17"><text:span text:style-name="T16">myAnd a b = a &amp;&amp; b</text:span></text:p>
            <text:p text:style-name="P12" loext:marker-style-name="T17"><text:span text:style-name="T16"/></text:p>
            <text:p text:style-name="P12" loext:marker-style-name="T17"/>
            <text:p text:style-name="P12" loext:marker-style-name="T17"/>
            <text:p text:style-name="P12" loext:marker-style-name="T17"/>
            <text:p text:style-name="P12" loext:marker-style-name="T17"><text:span text:style-name="T16">myOr a b = a || b</text:span></text:p>
            <text:p text:style-name="P12" loext:marker-style-name="T17"><text:span text:style-name="T16"/></text:p>
            <text:p text:style-name="P12" loext:marker-style-name="T17"><text:span text:style-name="T16"/></text:p>
            <text:p text:style-name="P13" loext:marker-style-name="T17"><text:span text:style-name="T16">xor a b = (a || b) &amp;&amp; not (a &amp;&amp; b)</text:span><text:span text:style-name="T25"/></text:p>
            <text:p text:style-name="P13" loext:marker-style-name="T17"><text:span text:style-name="T16">nand a b = not (a &amp;&amp; b)</text:span></text:p>
          </table:table-cell>
          <table:table-cell table:style-name="Tabelle8.A1" office:value-type="string">
            <text:p text:style-name="P11" loext:marker-style-name="T15"><text:span text:style-name="T15">myNot2 True = False</text:span><text:span text:style-name="T15"/></text:p>
            <text:p text:style-name="P11" loext:marker-style-name="T15"><text:span text:style-name="T15">myNot2 False = True</text:span></text:p>
            <text:p text:style-name="P11" loext:marker-style-name="T15"><text:span text:style-name="T15"/></text:p>
            <text:p text:style-name="P14" loext:marker-style-name="T15"><text:span text:style-name="T15">myAnd True True = True</text:span></text:p>
            <text:p text:style-name="P14" loext:marker-style-name="T15"><text:span text:style-name="T15">myAnd True False = False</text:span><text:span text:style-name="T26"/></text:p>
            <text:p text:style-name="P14" loext:marker-style-name="T15"><text:span text:style-name="T15">myAnd False True = <text:s/>False</text:span></text:p>
            <text:p text:style-name="P14" loext:marker-style-name="T15"><text:span text:style-name="T15">myAnd False False = False</text:span></text:p>
            <text:p text:style-name="P14" loext:marker-style-name="T15"><text:span text:style-name="T15"/></text:p>
            <text:p text:style-name="P14" loext:marker-style-name="T15"><text:span text:style-name="T15">myOr True True = True</text:span></text:p>
            <text:p text:style-name="P14" loext:marker-style-name="T15"><text:span text:style-name="T15">myOr True False = True</text:span></text:p>
            <text:p text:style-name="P14" loext:marker-style-name="T15"><text:span text:style-name="T15">myOr False True = True</text:span></text:p>
            <text:p text:style-name="P14" loext:marker-style-name="T15"><text:span text:style-name="T15">myOr False False = False</text:span></text:p>
          </table:table-cell>
        </table:table-row>
      </table:table>
      <text:p text:style-name="P5" loext:marker-style-name="T2"><text:soft-page-break/><text:span text:style-name="T4">Aufgabe 3: </text:span><text:span text:style-name="T2">Definieren Sie für die Operatoren XOR und NAND (siehe Wahrheitstabellen) jeweils eine Funktion. Verwenden Sie dazu die Operatoren not, ||, &amp;&amp;.</text:span></text:p>
      <table:table table:name="Tabelle11" table:style-name="Tabelle11">
        <table:table-column table:style-name="Tabelle11.A" table:number-columns-repeated="2"/>
        <table:table-row table:style-name="Tabelle11.1">
          <table:table-cell table:style-name="Tabelle11.A1" office:value-type="string">
            <text:p text:style-name="P21" loext:marker-style-name="T4"><text:span text:style-name="T4">XOR</text:span><text:span text:style-name="T4"/></text:p>
          </table:table-cell>
          <table:table-cell table:style-name="Tabelle11.A1" office:value-type="string">
            <text:p text:style-name="P21" loext:marker-style-name="T4"><text:span text:style-name="T4">NAND</text:span><text:span text:style-name="T4"/></text:p>
          </table:table-cell>
        </table:table-row>
        <table:table-row table:style-name="Tabelle11.1">
          <table:table-cell table:style-name="Tabelle11.A2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 table:style-name="Tabelle9.1">
                <table:table-cell table:style-name="Tabelle9.A1" office:value-type="string">
                  <text:p text:style-name="P21" loext:marker-style-name="T2"><text:span text:style-name="T2">a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b</text:span><text:span text:style-name="T2"/></text:p>
                </table:table-cell>
                <table:table-cell table:style-name="Tabelle9.A1" office:value-type="string">
                  <text:p text:style-name="P2" loext:marker-style-name="T2"><text:span text:style-name="T12">a </text:span><text:span text:style-name="box"><text:span text:style-name="T14">XOR</text:span></text:span><text:span text:style-name="T12"> b</text:span></text:p>
                </table:table-cell>
              </table:table-row>
              <table:table-row table:style-name="Tabelle9.1">
                <table:table-cell table:style-name="Tabelle9.A1" office:value-type="string">
                  <text:p text:style-name="P21" loext:marker-style-name="T2"><text:span text:style-name="T2">0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0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0</text:span><text:span text:style-name="T2"/></text:p>
                </table:table-cell>
              </table:table-row>
              <table:table-row table:style-name="Tabelle9.1">
                <table:table-cell table:style-name="Tabelle9.A1" office:value-type="string">
                  <text:p text:style-name="P21" loext:marker-style-name="T2"><text:span text:style-name="T2">0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1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1</text:span><text:span text:style-name="T2"/></text:p>
                </table:table-cell>
              </table:table-row>
              <table:table-row table:style-name="Tabelle9.1">
                <table:table-cell table:style-name="Tabelle9.A1" office:value-type="string">
                  <text:p text:style-name="P21" loext:marker-style-name="T2"><text:span text:style-name="T2">1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0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1</text:span><text:span text:style-name="T2"/></text:p>
                </table:table-cell>
              </table:table-row>
              <table:table-row table:style-name="Tabelle9.1">
                <table:table-cell table:style-name="Tabelle9.A1" office:value-type="string">
                  <text:p text:style-name="P21" loext:marker-style-name="T2"><text:span text:style-name="T2">1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1</text:span><text:span text:style-name="T2"/></text:p>
                </table:table-cell>
                <table:table-cell table:style-name="Tabelle9.A1" office:value-type="string">
                  <text:p text:style-name="P21" loext:marker-style-name="T2"><text:span text:style-name="T2">0</text:span><text:span text:style-name="T2"/></text:p>
                </table:table-cell>
              </table:table-row>
            </table:table>
            <text:p text:style-name="P32" loext:marker-style-name="T2"/>
          </table:table-cell>
          <table:table-cell table:style-name="Tabelle11.B2" office:value-type="string">
            <table:table table:name="Tabelle10" table:style-name="Tabelle10">
              <table:table-column table:style-name="Tabelle10.A"/>
              <table:table-column table:style-name="Tabelle10.B" table:number-columns-repeated="2"/>
              <table:table-row table:style-name="Tabelle10.1">
                <table:table-cell table:style-name="Tabelle10.A1" office:value-type="string">
                  <text:p text:style-name="P21" loext:marker-style-name="T2"><text:span text:style-name="T2">a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b</text:span><text:span text:style-name="T2"/></text:p>
                </table:table-cell>
                <table:table-cell table:style-name="Tabelle10.A1" office:value-type="string">
                  <text:p text:style-name="P2" loext:marker-style-name="T2"><text:span text:style-name="T12">a </text:span><text:span text:style-name="box"><text:span text:style-name="T14">NAND</text:span></text:span><text:span text:style-name="T12"> b</text:span></text:p>
                </table:table-cell>
              </table:table-row>
              <table:table-row table:style-name="Tabelle10.1">
                <table:table-cell table:style-name="Tabelle10.A1" office:value-type="string">
                  <text:p text:style-name="P21" loext:marker-style-name="T2"><text:span text:style-name="T2">0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0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1</text:span><text:span text:style-name="T2"/></text:p>
                </table:table-cell>
              </table:table-row>
              <table:table-row table:style-name="Tabelle10.1">
                <table:table-cell table:style-name="Tabelle10.A1" office:value-type="string">
                  <text:p text:style-name="P21" loext:marker-style-name="T2"><text:span text:style-name="T2">0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1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1</text:span><text:span text:style-name="T2"/></text:p>
                </table:table-cell>
              </table:table-row>
              <table:table-row table:style-name="Tabelle10.1">
                <table:table-cell table:style-name="Tabelle10.A1" office:value-type="string">
                  <text:p text:style-name="P21" loext:marker-style-name="T2"><text:span text:style-name="T2">1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0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1</text:span><text:span text:style-name="T2"/></text:p>
                </table:table-cell>
              </table:table-row>
              <table:table-row table:style-name="Tabelle10.1">
                <table:table-cell table:style-name="Tabelle10.A1" office:value-type="string">
                  <text:p text:style-name="P21" loext:marker-style-name="T2"><text:span text:style-name="T2">1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1</text:span><text:span text:style-name="T2"/></text:p>
                </table:table-cell>
                <table:table-cell table:style-name="Tabelle10.A1" office:value-type="string">
                  <text:p text:style-name="P21" loext:marker-style-name="T2"><text:span text:style-name="T2">0</text:span><text:span text:style-name="T2"/></text:p>
                </table:table-cell>
              </table:table-row>
            </table:table>
            <text:p text:style-name="P32" loext:marker-style-name="T2"/>
          </table:table-cell>
        </table:table-row>
      </table:table>
      <text:p text:style-name="P4" loext:marker-style-name="T2"><text:span text:style-name="T7">II Zahlen</text:span></text:p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P24" loext:marker-style-name="T2"><text:span text:style-name="T2">In Haskell sind folgende Typen für Zahlen definiert:</text:span><text:span text:style-name="T2"/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 table:style-name="Tabelle12.1">
                <table:table-cell table:style-name="Tabelle12.A1" office:value-type="string">
                  <text:p text:style-name="P26" loext:marker-style-name="T4"><text:span text:style-name="T4">Datentyp</text:span><text:span text:style-name="T4"/></text:p>
                </table:table-cell>
                <table:table-cell table:style-name="Tabelle12.A1" office:value-type="string">
                  <text:p text:style-name="P26" loext:marker-style-name="T4"><text:span text:style-name="T4">Typbezeichner</text:span><text:span text:style-name="T4"/></text:p>
                </table:table-cell>
                <table:table-cell table:style-name="Tabelle12.A1" office:value-type="string">
                  <text:p text:style-name="P26" loext:marker-style-name="T4"><text:span text:style-name="T4">Werte</text:span><text:span text:style-name="T4"/></text:p>
                </table:table-cell>
              </table:table-row>
              <table:table-row table:style-name="Tabelle12.1">
                <table:table-cell table:style-name="Tabelle12.A1" office:value-type="string">
                  <text:p text:style-name="P20" loext:marker-style-name="T5"><text:span text:style-name="T5">Ganze Zahl</text:span><text:span text:style-name="T5"/></text:p>
                </table:table-cell>
                <table:table-cell table:style-name="Tabelle12.A1" office:value-type="string">
                  <text:p text:style-name="P20" loext:marker-style-name="T3"><text:span text:style-name="T3">Int</text:span><text:span text:style-name="T3"/></text:p>
                </table:table-cell>
                <table:table-cell table:style-name="Tabelle12.A1" office:value-type="string">
                  <text:p text:style-name="P22" loext:marker-style-name="T3"><text:span text:style-name="T3">ganzen Zahlen ..., -2, -1, 0, 1, 2, ... von -2</text:span><text:span text:style-name="T19">63</text:span><text:span text:style-name="T3"> bis 2</text:span><text:span text:style-name="T19">63</text:span><text:span text:style-name="T3">-1</text:span></text:p>
                </table:table-cell>
              </table:table-row>
              <table:table-row table:style-name="Tabelle12.1">
                <table:table-cell table:style-name="Tabelle12.A1" office:value-type="string">
                  <text:p text:style-name="P20" loext:marker-style-name="T5"><text:span text:style-name="T5">Ganze Zahl</text:span><text:span text:style-name="T5"/></text:p>
                </table:table-cell>
                <table:table-cell table:style-name="Tabelle12.A1" office:value-type="string">
                  <text:p text:style-name="P20" loext:marker-style-name="T3"><text:span text:style-name="T3">Integer</text:span><text:span text:style-name="T3"/></text:p>
                </table:table-cell>
                <table:table-cell table:style-name="Tabelle12.A1" office:value-type="string">
                  <text:p text:style-name="P22" loext:marker-style-name="T3"><text:span text:style-name="T3">ganzen Zahlen mit beliebiger Größe</text:span><text:span text:style-name="T3"/></text:p>
                </table:table-cell>
              </table:table-row>
              <table:table-row table:style-name="Tabelle12.1">
                <table:table-cell table:style-name="Tabelle12.A1" office:value-type="string">
                  <text:p text:style-name="P20" loext:marker-style-name="T5"><text:span text:style-name="T5">Gleitkommazahl</text:span><text:span text:style-name="T5"/></text:p>
                </table:table-cell>
                <table:table-cell table:style-name="Tabelle12.A1" office:value-type="string">
                  <text:p text:style-name="P20" loext:marker-style-name="T3"><text:span text:style-name="T3">Float</text:span><text:span text:style-name="T3"/></text:p>
                </table:table-cell>
                <table:table-cell table:style-name="Tabelle12.A1" office:value-type="string">
                  <text:p text:style-name="P22" loext:marker-style-name="T3"><text:span text:style-name="T3">Dezimalzahlen (mit einem Komma) wie z. B. 4.2 oder 0.03</text:span><text:span text:style-name="T3"/></text:p>
                </table:table-cell>
              </table:table-row>
              <table:table-row table:style-name="Tabelle12.1">
                <table:table-cell table:style-name="Tabelle12.A1" office:value-type="string">
                  <text:p text:style-name="P20" loext:marker-style-name="T5"><text:span text:style-name="T5">Gleitkommazahl</text:span><text:span text:style-name="T5"/></text:p>
                </table:table-cell>
                <table:table-cell table:style-name="Tabelle12.A1" office:value-type="string">
                  <text:p text:style-name="P20" loext:marker-style-name="T3"><text:span text:style-name="T3">Double</text:span><text:span text:style-name="T3"/></text:p>
                </table:table-cell>
                <table:table-cell table:style-name="Tabelle12.A1" office:value-type="string">
                  <text:p text:style-name="P22" loext:marker-style-name="T3"><text:span text:style-name="T3">Dezimalzahlen mit doppeltem Speicherplatz</text:span><text:span text:style-name="T3"/></text:p>
                </table:table-cell>
              </table:table-row>
            </table:table>
            <text:p text:style-name="P25" loext:marker-style-name="T2"><text:span text:style-name="T2">Auf diesen Typen lassen sich unter anderem diese Operatoren nutzen:</text:span><text:span text:style-name="T2"/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column table:style-name="Tabelle13.D"/>
              <table:table-row table:style-name="Tabelle13.1">
                <table:table-cell table:style-name="Tabelle13.A1" office:value-type="string">
                  <text:p text:style-name="P23" loext:marker-style-name="T4"><text:span text:style-name="T4">Operator</text:span><text:span text:style-name="T4"/></text:p>
                </table:table-cell>
                <table:table-cell table:style-name="Tabelle13.A1" office:value-type="string">
                  <text:p text:style-name="P23" loext:marker-style-name="T4"><text:span text:style-name="T4">Bedeutung</text:span><text:span text:style-name="T4"/></text:p>
                </table:table-cell>
                <table:table-cell table:style-name="Tabelle13.A1" office:value-type="string">
                  <text:p text:style-name="P23" loext:marker-style-name="T4"><text:span text:style-name="T4">Ausdruck</text:span><text:span text:style-name="T4"/></text:p>
                </table:table-cell>
                <table:table-cell table:style-name="Tabelle13.A1" office:value-type="string">
                  <text:p text:style-name="P23" loext:marker-style-name="T4"><text:span text:style-name="T4">Ergebnis</text:span><text:span text:style-name="T4"/></text:p>
                </table:table-cell>
              </table:table-row>
              <table:table-row table:style-name="Tabelle13.1">
                <table:table-cell table:style-name="Tabelle13.A1" office:value-type="string">
                  <text:p text:style-name="P20" loext:marker-style-name="T3"><text:span text:style-name="T3">+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Addition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3 + 4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7</text:span><text:span text:style-name="T3"/></text:p>
                </table:table-cell>
              </table:table-row>
              <table:table-row table:style-name="Tabelle13.1">
                <table:table-cell table:style-name="Tabelle13.A1" office:value-type="string">
                  <text:p text:style-name="P20" loext:marker-style-name="T3"><text:span text:style-name="T3">-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Subtraktion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5 - 3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2</text:span><text:span text:style-name="T3"/></text:p>
                </table:table-cell>
              </table:table-row>
              <table:table-row table:style-name="Tabelle13.1">
                <table:table-cell table:style-name="Tabelle13.A1" office:value-type="string">
                  <text:p text:style-name="P20" loext:marker-style-name="T3"><text:span text:style-name="T3">*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Multiplikation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2 * 3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6</text:span><text:span text:style-name="T3"/></text:p>
                </table:table-cell>
              </table:table-row>
              <table:table-row table:style-name="Tabelle13.1">
                <table:table-cell table:style-name="Tabelle13.A1" office:value-type="string">
                  <text:p text:style-name="P20" loext:marker-style-name="T3"><text:span text:style-name="T3">/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Division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12 / 4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3.0</text:span><text:span text:style-name="T3"/></text:p>
                </table:table-cell>
              </table:table-row>
              <table:table-row table:style-name="Tabelle13.1">
                <table:table-cell table:style-name="Tabelle13.A1" office:value-type="string">
                  <text:p text:style-name="P20" loext:marker-style-name="T3"><text:span text:style-name="T3">´div´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ganzzahlige Division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13 ´div´ 3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4</text:span><text:span text:style-name="T3"/></text:p>
                </table:table-cell>
              </table:table-row>
              <table:table-row table:style-name="Tabelle13.1">
                <table:table-cell table:style-name="Tabelle13.A1" office:value-type="string">
                  <text:p text:style-name="P20" loext:marker-style-name="T3"><text:span text:style-name="T3">´mod´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Modulo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13 ´div´ 3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1</text:span><text:span text:style-name="T3"/></text:p>
                </table:table-cell>
              </table:table-row>
              <table:table-row table:style-name="Tabelle13.1">
                <table:table-cell table:style-name="Tabelle13.A1" office:value-type="string">
                  <text:p text:style-name="P20" loext:marker-style-name="T3"><text:span text:style-name="T3">^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Potenz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2^3</text:span><text:span text:style-name="T3"/></text:p>
                </table:table-cell>
                <table:table-cell table:style-name="Tabelle13.A1" office:value-type="string">
                  <text:p text:style-name="P20" loext:marker-style-name="T3"><text:span text:style-name="T3">8</text:span><text:span text:style-name="T3"/></text:p>
                </table:table-cell>
              </table:table-row>
            </table:table>
            <text:p text:style-name="P25" loext:marker-style-name="T2"><text:span text:style-name="T2">Für die Zahlen-Typen können folgende Vergleichsoperatoren genutzt werden:</text:span><text:span text:style-name="T2"/></text:p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 table:style-name="Tabelle14.1">
                <table:table-cell table:style-name="Tabelle14.A1" office:value-type="string">
                  <text:p text:style-name="P23" loext:marker-style-name="T4"><text:span text:style-name="T4">Operator</text:span><text:span text:style-name="T4"/></text:p>
                </table:table-cell>
                <table:table-cell table:style-name="Tabelle14.A1" office:value-type="string">
                  <text:p text:style-name="P23" loext:marker-style-name="T4"><text:span text:style-name="T4">Bedeutung</text:span><text:span text:style-name="T4"/></text:p>
                </table:table-cell>
                <table:table-cell table:style-name="Tabelle14.A1" office:value-type="string">
                  <text:p text:style-name="P23" loext:marker-style-name="T4"><text:span text:style-name="T4">Ausdruck</text:span><text:span text:style-name="T4"/></text:p>
                </table:table-cell>
                <table:table-cell table:style-name="Tabelle14.A1" office:value-type="string">
                  <text:p text:style-name="P23" loext:marker-style-name="T4"><text:span text:style-name="T4">Ergebnis</text:span><text:span text:style-name="T4"/></text:p>
                </table:table-cell>
              </table:table-row>
              <table:table-row table:style-name="Tabelle14.1">
                <table:table-cell table:style-name="Tabelle14.A1" office:value-type="string">
                  <text:p text:style-name="P20" loext:marker-style-name="T3"><text:span text:style-name="T3">==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Gleichheit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3 == 4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False</text:span><text:span text:style-name="T3"/></text:p>
                </table:table-cell>
              </table:table-row>
              <table:table-row table:style-name="Tabelle14.1">
                <table:table-cell table:style-name="Tabelle14.A1" office:value-type="string">
                  <text:p text:style-name="P20" loext:marker-style-name="T3"><text:span text:style-name="T3">/=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Ungleichheit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3 /= 4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True</text:span><text:span text:style-name="T3"/></text:p>
                </table:table-cell>
              </table:table-row>
              <table:table-row table:style-name="Tabelle14.1">
                <table:table-cell table:style-name="Tabelle14.A1" office:value-type="string">
                  <text:p text:style-name="P20" loext:marker-style-name="T3"><text:span text:style-name="T3">&gt;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Echt größer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3 &gt; 4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False</text:span><text:span text:style-name="T3"/></text:p>
                </table:table-cell>
              </table:table-row>
              <table:table-row table:style-name="Tabelle14.1">
                <table:table-cell table:style-name="Tabelle14.A1" office:value-type="string">
                  <text:p text:style-name="P20" loext:marker-style-name="T3"><text:span text:style-name="T3">&lt;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Echt kleiner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3 &lt; 4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True</text:span><text:span text:style-name="T3"/></text:p>
                </table:table-cell>
              </table:table-row>
              <table:table-row table:style-name="Tabelle14.1">
                <table:table-cell table:style-name="Tabelle14.A1" office:value-type="string">
                  <text:p text:style-name="P20" loext:marker-style-name="T3"><text:span text:style-name="T3">&gt;=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Größer gleich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5 &gt;= 2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True</text:span><text:span text:style-name="T3"/></text:p>
                </table:table-cell>
              </table:table-row>
              <table:table-row table:style-name="Tabelle14.1">
                <table:table-cell table:style-name="Tabelle14.A1" office:value-type="string">
                  <text:p text:style-name="P20" loext:marker-style-name="T3"><text:span text:style-name="T3">&lt;=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Kleiner gleich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5 &lt;= 5</text:span><text:span text:style-name="T3"/></text:p>
                </table:table-cell>
                <table:table-cell table:style-name="Tabelle14.A1" office:value-type="string">
                  <text:p text:style-name="P20" loext:marker-style-name="T3"><text:span text:style-name="T3">True</text:span><text:span text:style-name="T3"/></text:p>
                </table:table-cell>
              </table:table-row>
            </table:table>
            <text:p text:style-name="P27" loext:marker-style-name="T2"/>
          </table:table-cell>
        </table:table-row>
      </table:table>
      <text:p text:style-name="P4" loext:marker-style-name="T2"><text:soft-page-break/><text:span text:style-name="T4">Aufgabe 4: </text:span><text:span text:style-name="T2">Erklären Sie mit Hilfe der Zweierkomplementdarstellung, wie der Wertebereich -2</text:span><text:span text:style-name="T20">63</text:span><text:span text:style-name="T2"> bis 2</text:span><text:span text:style-name="T20">63</text:span><text:span text:style-name="T2">-1 bei dem Typ Int zustande kommt.</text:span></text:p>
      <table:table table:name="Tabelle16" table:style-name="Tabelle16">
        <table:table-column table:style-name="Tabelle16.A"/>
        <table:table-row table:style-name="Tabelle16.1">
          <table:table-cell table:style-name="Tabelle16.A1" office:value-type="string">
            <text:p text:style-name="P30" loext:marker-style-name="T2">Da der Typ Int acht <text:span text:style-name="T24">Byte</text:span> zur Verfügung hat, können nur zahlen von 0x00 00 00 00 00 00 00 00 bis 0x11 11 11 11 11 11 11 11. Bei einem <text:span text:style-name="T24">unsigned Int </text:span>würde das 0 bis 2⁶⁴ - 1 entsprechen. Wenn man für einen signed Int <text:span text:style-name="T24">der Zweierkomplement-Darstellung </text:span>davon jeweils 2⁶³ abzieht, entspricht das -2⁶³ bis 2⁶³ – 1. </text:p>
          </table:table-cell>
        </table:table-row>
      </table:table>
      <text:p text:style-name="P4" loext:marker-style-name="T2"><text:span text:style-name="T4">Aufgabe 5</text:span><text:span text:style-name="T2">: Finden Sie im Internet Beispiele, welche Folgen ein Integer-Overflow haben kann.</text:span></text:p>
      <table:table table:name="Tabelle17" table:style-name="Tabelle17">
        <table:table-column table:style-name="Tabelle17.A"/>
        <table:table-row table:style-name="Tabelle17.1">
          <table:table-cell table:style-name="Tabelle17.A1" office:value-type="string">
            <text:p text:style-name="P31" loext:marker-style-name="T2">Ein Integer-Overflow tritt auf, wenn ein Integer-Wert entweder über dem Maximalwert oder unter dem Mindestwert liegt. Eine Folge kann sein, dass der Wert vom Maximal auf den Minimalwert umspringt, oder umgekehrt.</text:p>
          </table:table-cell>
        </table:table-row>
      </table:table>
      <text:p text:style-name="P7" loext:marker-style-name="T7"><text:span text:style-name="T7">III Zeichen</text:span><text:span text:style-name="T7"/></text:p>
      <table:table table:name="Tabelle18" table:style-name="Tabelle18">
        <table:table-column table:style-name="Tabelle18.A"/>
        <table:table-row table:style-name="Tabelle18.1">
          <table:table-cell table:style-name="Tabelle18.A1" office:value-type="string">
            <text:p text:style-name="P24" loext:marker-style-name="T2"><text:span text:style-name="T2">Der Typ Char umfasst einfache Zeichen wie z.B. </text:span><text:span text:style-name="T3">'a', 'b', 'c', 'A', 'B', 'C'</text:span></text:p>
            <text:p text:style-name="P25" loext:marker-style-name="T2"><text:span text:style-name="T2">Auf Zeichen können die gleichen Vergleichsoperatoren wie bei den Zahlen-Typen angewendet werden.</text:span><text:span text:style-name="T2"/></text:p>
          </table:table-cell>
        </table:table-row>
      </table:table>
      <text:p text:style-name="P8" loext:marker-style-name="T21"><text:span text:style-name="T4">Aufgabe 6: </text:span><text:span text:style-name="T2">Erläutern Sie, wie Zeichen intern in einem Computer codiert werden. Finden Sie dann heraus, welche Codierung Haskell für Char verwendet.</text:span></text:p>
      <table:table table:name="Tabelle19" table:style-name="Tabelle19">
        <table:table-column table:style-name="Tabelle19.A"/>
        <table:table-row table:style-name="Tabelle19.1">
          <table:table-cell table:style-name="Tabelle19.A1" office:value-type="string">
            <text:p text:style-name="P31" loext:marker-style-name="T2">Computer kodieren Zeichen als Zahlen, die jeweils einem Zeichen zugeordnet werden. Dazu verwendet man verschiedene Zeichensets, wie Unicode, Latin-1 oder ASCII. Haskell verwendet Unicode für die Zeichenkodierung.</text:p>
          </table:table-cell>
        </table:table-row>
      </table:table>
      <text:p text:style-name="P33" loext:marker-style-name="T21"/>
      <text:p text:style-name="P9" loext:marker-style-name="T4"><text:span text:style-name="T4">Aufgabe 7: </text:span><text:span text:style-name="T2">Geben Sie für die folgenden Ausdrücke an, welchen Typ diese jeweils besitzen. Überprüfen Sie ihre Vermutung mit der :type-Funktion (z.B. :type True).</text:span></text:p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 table:style-name="Tabelle21.1">
          <table:table-cell table:style-name="Tabelle21.A1" office:value-type="string">
            <text:p text:style-name="P21" loext:marker-style-name="T4"><text:span text:style-name="T4">Ausdruck</text:span><text:span text:style-name="T4"/></text:p>
          </table:table-cell>
          <table:table-cell table:style-name="Tabelle21.A1" office:value-type="string">
            <text:p text:style-name="P21" loext:marker-style-name="T4"><text:span text:style-name="T4">Ergebnis</text:span><text:span text:style-name="T4"/></text:p>
          </table:table-cell>
          <table:table-cell table:style-name="Tabelle21.A1" office:value-type="string">
            <text:p text:style-name="P21" loext:marker-style-name="T4"><text:span text:style-name="T4">Datentyp</text:span><text:span text:style-name="T4"/></text:p>
          </table:table-cell>
        </table:table-row>
        <table:table-row table:style-name="Tabelle21.2">
          <table:table-cell table:style-name="Tabelle21.A2" office:value-type="string">
            <text:p text:style-name="P22" loext:marker-style-name="T2"><text:span text:style-name="T2">3 + 4</text:span><text:span text:style-name="T2"/></text:p>
          </table:table-cell>
          <table:table-cell table:style-name="Tabelle21.B2" office:value-type="string">
            <text:p text:style-name="P28" loext:marker-style-name="T2"/>
          </table:table-cell>
          <table:table-cell table:style-name="Tabelle21.C2" office:value-type="string">
            <text:p text:style-name="P22" loext:marker-style-name="T2"><text:span text:style-name="T2">Num a =&gt;a</text:span><text:span text:style-name="T2"/></text:p>
          </table:table-cell>
        </table:table-row>
        <table:table-row table:style-name="Tabelle21.2">
          <table:table-cell table:style-name="Tabelle21.A3" office:value-type="string">
            <text:p text:style-name="P22" loext:marker-style-name="T2"><text:span text:style-name="T2">5 &gt;= 4</text:span><text:span text:style-name="T2"/></text:p>
          </table:table-cell>
          <table:table-cell table:style-name="Tabelle21.B3" office:value-type="string">
            <text:p text:style-name="P28" loext:marker-style-name="T2"/>
          </table:table-cell>
          <table:table-cell table:style-name="Tabelle21.C3" office:value-type="string">
            <text:p text:style-name="P28" loext:marker-style-name="T2"/>
          </table:table-cell>
        </table:table-row>
        <table:table-row table:style-name="Tabelle21.2">
          <table:table-cell table:style-name="Tabelle21.A4" office:value-type="string">
            <text:p text:style-name="P22" loext:marker-style-name="T2"><text:span text:style-name="T2">‘h‘</text:span><text:span text:style-name="T2"/></text:p>
          </table:table-cell>
          <table:table-cell table:style-name="Tabelle21.B4" office:value-type="string">
            <text:p text:style-name="P28" loext:marker-style-name="T2"/>
          </table:table-cell>
          <table:table-cell table:style-name="Tabelle21.C4" office:value-type="string">
            <text:p text:style-name="P28" loext:marker-style-name="T2"/>
          </table:table-cell>
        </table:table-row>
        <text:soft-page-break/>
        <table:table-row table:style-name="Tabelle21.2">
          <table:table-cell table:style-name="Tabelle21.A5" office:value-type="string">
            <text:p text:style-name="P22" loext:marker-style-name="T2"><text:span text:style-name="T2">3 + 2.0</text:span><text:span text:style-name="T2"/></text:p>
          </table:table-cell>
          <table:table-cell table:style-name="Tabelle21.B5" office:value-type="string">
            <text:p text:style-name="P28" loext:marker-style-name="T2"/>
          </table:table-cell>
          <table:table-cell table:style-name="Tabelle21.C5" office:value-type="string">
            <text:p text:style-name="P22" loext:marker-style-name="T2"><text:span text:style-name="T2">Fractional a =&gt; a</text:span><text:span text:style-name="T2"/></text:p>
          </table:table-cell>
        </table:table-row>
        <table:table-row table:style-name="Tabelle21.2">
          <table:table-cell table:style-name="Tabelle21.A6" office:value-type="string">
            <text:p text:style-name="P22" loext:marker-style-name="T2"><text:span text:style-name="T2">‘h‘ + ‘a‘</text:span><text:span text:style-name="T2"/></text:p>
          </table:table-cell>
          <table:table-cell table:style-name="Tabelle21.B6" office:value-type="string">
            <text:p text:style-name="P28" loext:marker-style-name="T2"/>
          </table:table-cell>
          <table:table-cell table:style-name="Tabelle21.C6" office:value-type="string">
            <text:p text:style-name="P28" loext:marker-style-name="T2"/>
          </table:table-cell>
        </table:table-row>
        <table:table-row table:style-name="Tabelle21.2">
          <table:table-cell table:style-name="Tabelle21.A7" office:value-type="string">
            <text:p text:style-name="P22" loext:marker-style-name="T2"><text:span text:style-name="T2">True &amp;&amp; False</text:span><text:span text:style-name="T2"/></text:p>
          </table:table-cell>
          <table:table-cell table:style-name="Tabelle21.B7" office:value-type="string">
            <text:p text:style-name="P28" loext:marker-style-name="T2"/>
          </table:table-cell>
          <table:table-cell table:style-name="Tabelle21.C7" office:value-type="string">
            <text:p text:style-name="P28" loext:marker-style-name="T2"/>
          </table:table-cell>
        </table:table-row>
        <table:table-row table:style-name="Tabelle21.2">
          <table:table-cell table:style-name="Tabelle21.A8" office:value-type="string">
            <text:p text:style-name="P18" loext:marker-style-name="T17"><text:span text:style-name="T17">15 / 7</text:span><text:span text:style-name="T17"/></text:p>
          </table:table-cell>
          <table:table-cell table:style-name="Tabelle21.B8" office:value-type="string">
            <text:p text:style-name="P28" loext:marker-style-name="T2"/>
          </table:table-cell>
          <table:table-cell table:style-name="Tabelle21.C8" office:value-type="string">
            <text:p text:style-name="P22" loext:marker-style-name="T2"><text:span text:style-name="T2">Fractional a =&gt; a</text:span><text:span text:style-name="T2"/></text:p>
          </table:table-cell>
        </table:table-row>
        <table:table-row table:style-name="Tabelle21.2">
          <table:table-cell table:style-name="Tabelle21.A9" office:value-type="string">
            <text:p text:style-name="P22" loext:marker-style-name="T17"><text:span text:style-name="T2">‘h‘ &gt; ‘a‘</text:span><text:span text:style-name="T17"/></text:p>
          </table:table-cell>
          <table:table-cell table:style-name="Tabelle21.B9" office:value-type="string">
            <text:p text:style-name="P28" loext:marker-style-name="T2"/>
          </table:table-cell>
          <table:table-cell table:style-name="Tabelle21.C9" office:value-type="string">
            <text:p text:style-name="P28" loext:marker-style-name="T2"/>
          </table:table-cell>
        </table:table-row>
        <table:table-row table:style-name="Tabelle21.2">
          <table:table-cell table:style-name="Tabelle21.A10" office:value-type="string">
            <text:p text:style-name="P22" loext:marker-style-name="T2"><text:span text:style-name="T2">not True || not False</text:span><text:span text:style-name="T2"/></text:p>
          </table:table-cell>
          <table:table-cell table:style-name="Tabelle21.B10" office:value-type="string">
            <text:p text:style-name="P28" loext:marker-style-name="T2"/>
          </table:table-cell>
          <table:table-cell table:style-name="Tabelle21.C10" office:value-type="string">
            <text:p text:style-name="P28" loext:marker-style-name="T2"/>
          </table:table-cell>
        </table:table-row>
        <table:table-row table:style-name="Tabelle21.2">
          <table:table-cell table:style-name="Tabelle21.A11" office:value-type="string">
            <text:p text:style-name="P18" loext:marker-style-name="T2"><text:span text:style-name="T17">13 ´div´ 3</text:span><text:span text:style-name="T17"/></text:p>
          </table:table-cell>
          <table:table-cell table:style-name="Tabelle21.B11" office:value-type="string">
            <text:p text:style-name="P28" loext:marker-style-name="T2"/>
          </table:table-cell>
          <table:table-cell table:style-name="Tabelle21.C11" office:value-type="string">
            <text:p text:style-name="P22" loext:marker-style-name="T2"><text:span text:style-name="T2">Integral a =&gt; a</text:span><text:span text:style-name="T2"/></text:p>
          </table:table-cell>
        </table:table-row>
      </table:table>
      <text:p text:style-name="P6" loext:marker-style-name="T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20" style:family="table">
      <style:table-properties style:width="17cm" style:rel-width="100%" fo:margin-left="0.009cm" fo:margin-top="0cm" fo:margin-bottom="0cm" table:align="left" style:writing-mode="lr-tb"/>
    </style:style>
    <style:style style:name="Tabelle20.A" style:family="table-column">
      <style:table-column-properties style:column-width="4.246cm" style:rel-column-width="16370*"/>
    </style:style>
    <style:style style:name="Tabelle20.B" style:family="table-column">
      <style:table-column-properties style:column-width="8.35cm" style:rel-column-width="32191*"/>
    </style:style>
    <style:style style:name="Tabelle20.C" style:family="table-column">
      <style:table-column-properties style:column-width="4.403cm" style:rel-column-width="16974*"/>
    </style:style>
    <style:style style:name="Tabelle20.1" style:family="table-row">
      <style:table-row-properties style:min-row-height="0.882cm" fo:keep-together="auto"/>
    </style:style>
    <style:style style:name="Tabelle20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20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20" table:style-name="Tabelle20">
          <table:table-column table:style-name="Tabelle20.A"/>
          <table:table-column table:style-name="Tabelle20.B"/>
          <table:table-column table:style-name="Tabelle20.C"/>
          <table:table-row table:style-name="Tabelle20.1">
            <table:table-cell table:style-name="Tabelle20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20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20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22</meta:editing-cycles>
    <meta:print-date>2022-04-26T17:24:00</meta:print-date>
    <meta:creation-date>2021-03-11T11:19:00</meta:creation-date>
    <dc:date>2023-08-31T09:21:47.592811801</dc:date>
    <meta:editing-duration>PT43M</meta:editing-duration>
    <meta:generator>LibreOffice/7.5.5.2$Linux_X86_64 LibreOffice_project/50$Build-2</meta:generator>
    <meta:document-statistic meta:table-count="21" meta:image-count="0" meta:object-count="0" meta:page-count="4" meta:paragraph-count="229" meta:word-count="772" meta:character-count="4024" meta:non-whitespace-character-count="3484"/>
    <meta:user-defined meta:name="AppVersion">16.0000</meta:user-defined>
    <meta:template xlink:type="simple" xlink:actuate="onRequest" xlink:title="Normal.dotm" xlink:href=""/>
  </office:meta>
</office:document-meta>
</file>